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p text:style-name="P1">CountryController.java</text:p>
      <text:p text:style-name="Normal">java</text:p>
      <text:p text:style-name="Normal">CopyEdit</text:p>
      <text:p text:style-name="Normal">package com.cognizant.spring_learn.controller;</text:p>
      <text:p text:style-name="Normal"/>
      <text:p text:style-name="Normal">import com.cognizant.spring_learn.Country;</text:p>
      <text:p text:style-name="Normal">import org.slf4j.Logger;</text:p>
      <text:p text:style-name="Normal">import org.slf4j.LoggerFactory;</text:p>
      <text:p text:style-name="Normal">import org.springframework.context.ApplicationContext;</text:p>
      <text:p text:style-name="Normal">import org.springframework.context.support.ClassPathXmlApplicationContext;</text:p>
      <text:p text:style-name="Normal">import org.springframework.web.bind.annotation.GetMapping;</text:p>
      <text:p text:style-name="Normal">import org.springframework.web.bind.annotation.RestController;</text:p>
      <text:p text:style-name="Normal"/>
      <text:p text:style-name="Normal">@RestController</text:p>
      <text:p text:style-name="Normal">public class CountryController {</text:p>
      <text:p text:style-name="Normal"/>
      <text:p text:style-name="Normal"><text:s text:c="4"/>private static final Logger LOGGER = LoggerFactory.getLogger(CountryController.class);</text:p>
      <text:p text:style-name="Normal"/>
      <text:p text:style-name="Normal"><text:s text:c="4"/>@GetMapping("/country")</text:p>
      <text:p text:style-name="Normal"><text:s text:c="4"/>public Country getCountryIndia() {</text:p>
      <text:p text:style-name="Normal"><text:s text:c="8"/>LOGGER.info("START getCountryIndia()");</text:p>
      <text:p text:style-name="Normal"><text:s text:c="8"/>ApplicationContext context = new ClassPathXmlApplicationContext("country.xml");</text:p>
      <text:p text:style-name="Normal"><text:s text:c="8"/>Country country = context.getBean("country", Country.class);</text:p>
      <text:p text:style-name="Normal"><text:s text:c="8"/>LOGGER.info("END getCountryIndia()");</text:p>
      <text:p text:style-name="Normal"><text:s text:c="8"/>return country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11T14:22:00Z</meta:creation-date>
    <dc:date>2025-07-11T14:23:00Z</dc:date>
    <meta:template xlink:href="Normal.dotm" xlink:type="simple"/>
    <meta:editing-cycles>2</meta:editing-cycles>
    <meta:editing-duration>PT60S</meta:editing-duration>
    <meta:document-statistic meta:page-count="1" meta:paragraph-count="1" meta:word-count="138" meta:character-count="929" meta:row-count="6" meta:non-whitespace-character-count="792"/>
  </office:meta>
</office:document-meta>
</file>